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mm" fo:margin-bottom="0m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mm" fo:margin-bottom="0mm" style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Your Reflection @ 20 Marks</text:h>
      <text:section text:style-name="Sect1" text:name="discussions-tabpanel">
        <text:p text:style-name="P1"> </text:p>
        <text:section text:style-name="Sect1" text:name="full-discussions">
          <text:h text:style-name="Heading_20_2" text:outline-level="2">Discussion Topic</text:h>
          <text:section text:style-name="Sect1" text:name="bb-editor-textbox">
            <text:p text:style-name="Text_20_body"><text:span text:style-name="Strong_20_Emphasis"><text:span text:style-name="T1">Reflect on Your Learning:</text:span></text:span></text:p>
            <text:p text:style-name="Text_20_body"/>
            <text:list text:style-name="L1">
              <text:list-item>
                <text:p text:style-name="P3">Reflect on your experience of creating the sentence parsing program.</text:p>
              </text:list-item>
              <text:list-item>
                <text:p text:style-name="P3">Consider the key concepts learned,</text:p>
              </text:list-item>
              <text:list-item>
                <text:p text:style-name="P3">Challenges overcome, and,</text:p>
              </text:list-item>
              <text:list-item>
                <text:p text:style-name="P2">Potential applications of the program in real-world scenarios.</text:p>
              </text:list-item>
            </text:list>
            <text:p text:style-name="Text_20_body"/>
            <text:p text:style-name="Text_20_body">You are advised to respond to all the questions set.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2:04:37.011781157</meta:creation-date>
    <dc:date>2024-09-13T22:04:55.967755099</dc:date>
    <meta:editing-duration>PT19S</meta:editing-duration>
    <meta:editing-cycles>1</meta:editing-cycles>
    <meta:document-statistic meta:table-count="0" meta:image-count="0" meta:object-count="0" meta:page-count="1" meta:paragraph-count="9" meta:word-count="51" meta:character-count="313" meta:non-whitespace-character-count="273"/>
    <meta:generator>LibreOffice/7.4.7.2$Linux_X86_64 LibreOffice_project/40$Build-2</meta:generator>
  </office:meta>
</office:document-meta>
</file>